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utkal" svg:font-family="utkal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e5f57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f1884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3f1884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09ef4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15fdb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a759e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7c8bd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9b373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0058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db31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8000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d79c1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15fdb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3d439" style:font-size-asian="12pt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a759e" style:font-size-asian="12pt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15fdb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15fdb" style:font-size-asian="12pt" style:font-size-complex="12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a759e" style:font-size-asian="12pt" style:font-size-complex="12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15fdb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a759e" style:font-name-asian="Symbol1" style:font-size-asian="12pt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15fdb" style:font-name-asian="Symbol1" style:font-size-asian="12pt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a759e" style:font-name-asian="Symbol1" style:font-size-asian="12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a759e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a759e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a759e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15fdb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15fdb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a759e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a759e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15fdb" style:font-name-asian="Symbol1" style:font-size-asian="12pt" style:font-name-complex="Times New Roman" style:font-size-complex="12pt" style:language-complex="ar" style:country-complex="SA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15fdb" style:font-name-asian="Symbol1" style:font-size-asian="12pt" style:font-name-complex="Times New Roman" style:font-size-complex="12pt" style:language-complex="ar" style:country-complex="SA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15fdb" style:font-name-asian="Times New Roman1" style:font-size-asian="12pt" style:font-name-complex="Times New Roman1" style:font-size-complex="12pt" style:language-complex="ar" style:country-complex="SA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a2398" style:font-size-asian="12pt" style:font-size-complex="12pt"/>
    </style:style>
    <style:style style:name="P4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a759e" style:font-size-asian="12pt" style:font-size-complex="12pt" style:language-complex="ar" style:country-complex="SA"/>
    </style:style>
    <style:style style:name="P4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15fdb" style:font-name-asian="Symbol1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415fdb" style:font-size-asian="12pt" style:font-size-complex="12pt" style:language-complex="ar" style:country-complex="SA"/>
    </style:style>
    <style:style style:name="P48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4a1242" style:font-size-asian="12pt" style:font-size-complex="12pt"/>
    </style:style>
    <style:style style:name="P49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5a1e8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5a1e8" style:font-size-asian="12pt" style:font-name-complex="Times New Roman" style:font-size-complex="12pt" style:language-complex="ar" style:country-complex="SA"/>
    </style:style>
    <style:style style:name="P53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5a1e8" style:font-size-asian="12pt" style:font-size-complex="12pt" style:language-complex="ar" style:country-complex="SA"/>
    </style:style>
    <style:style style:name="P54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65445" style:font-size-asian="12pt" style:font-size-complex="12pt" style:language-complex="ar" style:country-complex="SA"/>
    </style:style>
    <style:style style:name="P55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5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a759e" style:font-name-asian="Symbol1" style:font-size-asian="12pt" style:font-name-complex="Times New Roman" style:font-size-complex="12pt" style:language-complex="ar" style:country-complex="SA"/>
    </style:style>
    <style:style style:name="P57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d1f55" officeooo:paragraph-rsid="004a759e" style:font-name-asian="Symbol1" style:font-size-asian="12pt" style:font-name-complex="Times New Roman" style:font-size-complex="12pt" style:language-complex="ar" style:country-complex="SA"/>
    </style:style>
    <style:style style:name="P58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a1242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3bdb31" style:font-name-complex="Times New Roman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-complex="Times New Roman"/>
    </style:style>
    <style:style style:name="T7" style:family="text">
      <style:text-properties style:text-position="super 58%" officeooo:rsid="00152284" style:font-name-asian="Symbol1"/>
    </style:style>
    <style:style style:name="T8" style:family="text">
      <style:text-properties style:text-position="super 58%" officeooo:rsid="00152ee4" style:font-name-asian="Symbol1"/>
    </style:style>
    <style:style style:name="T9" style:family="text">
      <style:text-properties style:text-position="0% 100%" officeooo:rsid="0015a3a6" style:font-name-asian="Symbol1" style:font-name-complex="Times New Roman"/>
    </style:style>
    <style:style style:name="T10" style:family="text">
      <style:text-properties style:text-position="0% 100%" officeooo:rsid="0016bcc7" style:font-name-asian="Symbol1" style:font-name-complex="Times New Roman"/>
    </style:style>
    <style:style style:name="T11" style:family="text">
      <style:text-properties style:text-position="0% 100%" officeooo:rsid="0019ccc0" style:font-name-asian="Symbol1" style:font-name-complex="Times New Roman"/>
    </style:style>
    <style:style style:name="T12" style:family="text">
      <style:text-properties style:text-position="0% 100%" officeooo:rsid="003af8b7" style:font-name-asian="Symbol1" style:font-name-complex="Times New Roman"/>
    </style:style>
    <style:style style:name="T13" style:family="text">
      <style:text-properties style:text-position="0% 100%" officeooo:rsid="004a759e" style:font-name-asian="Symbol1" style:font-name-complex="Times New Roman"/>
    </style:style>
    <style:style style:name="T14" style:family="text">
      <style:text-properties style:text-position="0% 100%" officeooo:rsid="00152284" style:font-name-asian="Symbol1"/>
    </style:style>
    <style:style style:name="T15" style:family="text">
      <style:text-properties style:text-position="0% 100%" officeooo:rsid="00152ee4" style:font-name-asian="Symbol1"/>
    </style:style>
    <style:style style:name="T16" style:family="text">
      <style:text-properties style:text-position="0% 100%" officeooo:rsid="0015a3a6" style:font-name-asian="Symbol1"/>
    </style:style>
    <style:style style:name="T17" style:family="text">
      <style:text-properties style:text-position="0% 100%" officeooo:rsid="0006f533" style:font-name-asian="Times New Roman1" style:font-name-complex="Times New Roman1"/>
    </style:style>
    <style:style style:name="T18" style:family="text">
      <style:text-properties style:text-position="0% 100%" officeooo:rsid="00152284" style:font-name-asian="Symbol" style:font-name-complex="Symbol"/>
    </style:style>
    <style:style style:name="T19" style:family="text">
      <style:text-properties style:text-position="0% 100%" fo:font-style="normal" officeooo:rsid="0015a3a6" style:font-name-asian="Symbol1" style:font-style-asian="normal" style:font-name-complex="Times New Roman" style:font-style-complex="normal"/>
    </style:style>
    <style:style style:name="T20" style:family="text">
      <style:text-properties style:text-position="0% 100%" fo:font-style="normal" officeooo:rsid="0016bcc7" style:font-name-asian="Symbol1" style:font-style-asian="normal" style:font-name-complex="Times New Roman" style:font-style-complex="normal"/>
    </style:style>
    <style:style style:name="T21" style:family="text">
      <style:text-properties style:font-name-asian="Symbol" style:font-name-complex="Symbol"/>
    </style:style>
    <style:style style:name="T22" style:family="text">
      <style:text-properties officeooo:rsid="0003347c" style:font-name-asian="Symbol" style:font-name-complex="Symbol"/>
    </style:style>
    <style:style style:name="T23" style:family="text">
      <style:text-properties officeooo:rsid="00020fd0" style:font-name-asian="Symbol" style:font-name-complex="Symbol"/>
    </style:style>
    <style:style style:name="T24" style:family="text">
      <style:text-properties officeooo:rsid="00067e84" style:font-name-asian="Symbol" style:font-name-complex="Symbol"/>
    </style:style>
    <style:style style:name="T25" style:family="text">
      <style:text-properties style:font-name-asian="Symbol1"/>
    </style:style>
    <style:style style:name="T26" style:family="text">
      <style:text-properties style:font-name-asian="Symbol1" style:font-name-complex="Times New Roman"/>
    </style:style>
    <style:style style:name="T27" style:family="text">
      <style:text-properties officeooo:rsid="00133909" style:font-name-asian="Symbol1" style:font-name-complex="Times New Roman"/>
    </style:style>
    <style:style style:name="T28" style:family="text">
      <style:text-properties style:font-name-asian="Symbol1" style:font-name-complex="Symbol1"/>
    </style:style>
    <style:style style:name="T29" style:family="text">
      <style:text-properties officeooo:rsid="00113f11" style:font-name-asian="Symbol1" style:font-name-complex="Symbol1"/>
    </style:style>
    <style:style style:name="T30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="Times New Roman" fo:language="uk" fo:country="UA" officeooo:rsid="004b5e4b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font-name="Times New Roman" fo:language="uk" fo:country="UA" officeooo:rsid="004a759e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style:font-name-asian="Symbol1"/>
    </style:style>
    <style:style style:name="T35" style:family="text">
      <style:text-properties style:use-window-font-color="true" style:text-position="0% 100%" officeooo:rsid="0019ccc0" style:font-name-asian="Symbol1" style:font-name-complex="Times New Roman"/>
    </style:style>
    <style:style style:name="T36" style:family="text">
      <style:text-properties style:use-window-font-color="true" style:text-position="0% 100%" officeooo:rsid="001bb99b" style:font-name-asian="Symbol1" style:font-name-complex="Times New Roman"/>
    </style:style>
    <style:style style:name="T37" style:family="text">
      <style:text-properties style:use-window-font-color="true" style:text-position="0% 100%" officeooo:rsid="001d1f55" style:font-name-asian="Symbol1" style:font-name-complex="Times New Roman"/>
    </style:style>
    <style:style style:name="T38" style:family="text">
      <style:text-properties style:use-window-font-color="true" style:text-position="0% 100%" officeooo:rsid="001e28a3" style:font-name-asian="Symbol1" style:font-name-complex="Times New Roman"/>
    </style:style>
    <style:style style:name="T39" style:family="text">
      <style:text-properties style:use-window-font-color="true" style:text-position="0% 100%" officeooo:rsid="001f6207" style:font-name-asian="Symbol1" style:font-name-complex="Times New Roman"/>
    </style:style>
    <style:style style:name="T40" style:family="text">
      <style:text-properties style:use-window-font-color="true" style:text-position="0% 100%" officeooo:rsid="00209f49" style:font-name-asian="Symbol1" style:font-name-complex="Times New Roman"/>
    </style:style>
    <style:style style:name="T41" style:family="text">
      <style:text-properties style:use-window-font-color="true" style:text-position="0% 100%" officeooo:rsid="00213a04" style:font-name-asian="Symbol1" style:font-name-complex="Times New Roman"/>
    </style:style>
    <style:style style:name="T42" style:family="text">
      <style:text-properties style:use-window-font-color="true" style:text-position="0% 100%" officeooo:rsid="0021d54f" style:font-name-asian="Symbol1" style:font-name-complex="Times New Roman"/>
    </style:style>
    <style:style style:name="T43" style:family="text">
      <style:text-properties style:use-window-font-color="true" style:text-position="0% 100%" officeooo:rsid="004a759e" style:font-name-asian="Symbol1" style:font-name-complex="Times New Roman"/>
    </style:style>
    <style:style style:name="T44" style:family="text">
      <style:text-properties style:use-window-font-color="true" style:text-position="0% 100%" officeooo:rsid="001bb99b" style:font-name-asian="Symbol1"/>
    </style:style>
    <style:style style:name="T45" style:family="text">
      <style:text-properties style:use-window-font-color="true" style:text-position="0% 100%" officeooo:rsid="00152ee4" style:font-name-asian="Symbol1"/>
    </style:style>
    <style:style style:name="T46" style:family="text">
      <style:text-properties style:use-window-font-color="true" style:text-position="0% 100%" officeooo:rsid="0015a3a6" style:font-name-asian="Symbol1"/>
    </style:style>
    <style:style style:name="T47" style:family="text">
      <style:text-properties style:use-window-font-color="true" style:text-position="0% 100%" officeooo:rsid="001bb99b" style:font-name-asian="Symbol" style:font-name-complex="Symbol"/>
    </style:style>
    <style:style style:name="T48" style:family="text">
      <style:text-properties style:use-window-font-color="true" style:text-position="0% 100%" officeooo:rsid="001d1f55" style:font-name-asian="Symbol" style:font-name-complex="Symbol"/>
    </style:style>
    <style:style style:name="T49" style:family="text">
      <style:text-properties style:use-window-font-color="true" style:text-position="0% 100%" officeooo:rsid="00209f49" style:font-name-asian="Symbol" style:font-name-complex="Symbol"/>
    </style:style>
    <style:style style:name="T50" style:family="text">
      <style:text-properties style:use-window-font-color="true" style:text-position="0% 100%" officeooo:rsid="001f6207" style:font-name-asian="Calibri" style:font-name-complex="Times New Roman"/>
    </style:style>
    <style:style style:name="T51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52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53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4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5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4a759e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7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68" style:family="text">
      <style:text-properties style:use-window-font-color="true" style:text-position="0% 100%" style:font-name-asian="Times New Roman1" style:font-name-complex="Times New Roman1"/>
    </style:style>
    <style:style style:name="T69" style:family="text">
      <style:text-properties style:use-window-font-color="true" style:text-position="0% 100%" officeooo:rsid="00226033" style:font-name-asian="Times New Roman1" style:font-name-complex="Times New Roman1"/>
    </style:style>
    <style:style style:name="T70" style:family="text">
      <style:text-properties style:use-window-font-color="true" style:text-position="0% 100%" officeooo:rsid="0023fb3a" style:font-name-asian="Times New Roman1" style:font-name-complex="Times New Roman1"/>
    </style:style>
    <style:style style:name="T71" style:family="text">
      <style:text-properties style:use-window-font-color="true" style:text-position="0% 100%" officeooo:rsid="00259524" style:font-name-asian="Times New Roman1" style:font-name-complex="Times New Roman1"/>
    </style:style>
    <style:style style:name="T72" style:family="text">
      <style:text-properties style:use-window-font-color="true" style:text-position="sub 58%" officeooo:rsid="001bb99b" style:font-name-asian="Symbol1" style:font-name-complex="Times New Roman"/>
    </style:style>
    <style:style style:name="T73" style:family="text">
      <style:text-properties style:use-window-font-color="true" style:text-position="sub 58%" officeooo:rsid="001d1f55" style:font-name-asian="Symbol1" style:font-name-complex="Times New Roman"/>
    </style:style>
    <style:style style:name="T74" style:family="text">
      <style:text-properties style:use-window-font-color="true" style:text-position="sub 58%" officeooo:rsid="001f6207" style:font-name-asian="Symbol1" style:font-name-complex="Times New Roman"/>
    </style:style>
    <style:style style:name="T75" style:family="text">
      <style:text-properties style:use-window-font-color="true" style:text-position="sub 58%" officeooo:rsid="001bb99b" style:font-name-asian="Symbol1"/>
    </style:style>
    <style:style style:name="T76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7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78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79" style:family="text">
      <style:text-properties style:use-window-font-color="true" style:text-position="super 58%" officeooo:rsid="001d1f55" style:font-name-asian="Symbol1" style:font-name-complex="Times New Roman"/>
    </style:style>
    <style:style style:name="T80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81" style:family="text">
      <style:text-properties style:use-window-font-color="true" officeooo:rsid="00113f11" style:font-name-asian="Calibri" style:font-name-complex="Times New Roman"/>
    </style:style>
    <style:style style:name="T82" style:family="text">
      <style:text-properties style:use-window-font-color="true" officeooo:rsid="004a759e" style:font-name-asian="Calibri" style:font-name-complex="Times New Roman"/>
    </style:style>
    <style:style style:name="T83" style:family="text">
      <style:text-properties style:use-window-font-color="true" style:font-name="Times New Roman" fo:language="uk" fo:country="UA" officeooo:rsid="0044262f" style:font-name-asian="Calibri" style:font-name-complex="Times New Roman" style:language-complex="ar" style:country-complex="SA"/>
    </style:style>
    <style:style style:name="T84" style:family="text">
      <style:text-properties fo:font-variant="normal" fo:text-transform="none" fo:letter-spacing="normal" fo:font-style="normal" fo:font-weight="normal" loext:padding="0in" loext:border="none"/>
    </style:style>
    <style:style style:name="T85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6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87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88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89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90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91" style:family="text">
      <style:text-properties fo:font-variant="normal" fo:text-transform="none" fo:letter-spacing="normal" fo:font-style="normal" fo:font-weight="normal" officeooo:rsid="004a759e" style:font-name-complex="Times New Roman" loext:padding="0in" loext:border="none"/>
    </style:style>
    <style:style style:name="T92" style:family="text">
      <style:text-properties fo:font-variant="normal" fo:text-transform="none" fo:letter-spacing="normal" fo:font-style="normal" fo:font-weight="normal" officeooo:rsid="004a759e" loext:padding="0in" loext:border="none"/>
    </style:style>
    <style:style style:name="T93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94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5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97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98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99" style:family="text">
      <style:text-properties fo:font-variant="normal" fo:text-transform="none" style:text-position="0% 100%" fo:letter-spacing="normal" fo:font-style="normal" fo:font-weight="normal" officeooo:rsid="004a759e" style:font-name-asian="Symbol1" style:font-name-complex="Times New Roman" loext:padding="0in" loext:border="none"/>
    </style:style>
    <style:style style:name="T100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101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2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3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4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53d662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4a759e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Symbol1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16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17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18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19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0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1" style:family="text">
      <style:text-properties style:font-name-complex="Times New Roman"/>
    </style:style>
    <style:style style:name="T122" style:family="text">
      <style:text-properties officeooo:rsid="00020fd0" style:font-name-complex="Times New Roman"/>
    </style:style>
    <style:style style:name="T123" style:family="text">
      <style:text-properties officeooo:rsid="00067e84" style:font-name-complex="Times New Roman"/>
    </style:style>
    <style:style style:name="T124" style:family="text">
      <style:text-properties officeooo:rsid="00369cf6" style:font-name-complex="Times New Roman"/>
    </style:style>
    <style:style style:name="T125" style:family="text">
      <style:text-properties officeooo:rsid="0044822e" style:font-name-complex="Times New Roman"/>
    </style:style>
    <style:style style:name="T126" style:family="text">
      <style:text-properties officeooo:rsid="00381967" style:font-name-complex="Times New Roman"/>
    </style:style>
    <style:style style:name="T127" style:family="text">
      <style:text-properties officeooo:rsid="00340d8c" style:font-name-complex="Times New Roman"/>
    </style:style>
    <style:style style:name="T128" style:family="text">
      <style:text-properties officeooo:rsid="00113f11" style:font-name-complex="Times New Roman"/>
    </style:style>
    <style:style style:name="T129" style:family="text">
      <style:text-properties officeooo:rsid="0045773a" style:font-name-complex="Times New Roman"/>
    </style:style>
    <style:style style:name="T130" style:family="text">
      <style:text-properties officeooo:rsid="0004d113" style:font-name-asian="Symbola" style:font-name-complex="Symbola"/>
    </style:style>
    <style:style style:name="T131" style:family="text">
      <style:text-properties officeooo:rsid="00067e84" style:font-name-asian="Symbola" style:font-name-complex="Symbola"/>
    </style:style>
    <style:style style:name="T132" style:family="text">
      <style:text-properties officeooo:rsid="0006f533" style:font-name-asian="Symbola" style:font-name-complex="Symbola"/>
    </style:style>
    <style:style style:name="T133" style:family="text">
      <style:text-properties officeooo:rsid="0003347c" style:font-name-asian="utkal" style:font-name-complex="utkal"/>
    </style:style>
    <style:style style:name="T134" style:family="text">
      <style:text-properties officeooo:rsid="0006f533" style:font-name-asian="Times New Roman1" style:font-name-complex="Times New Roman1"/>
    </style:style>
    <style:style style:name="T135" style:family="text">
      <style:text-properties style:text-line-through-style="none" style:text-line-through-type="none"/>
    </style:style>
    <style:style style:name="T136" style:family="text">
      <style:text-properties style:text-line-through-style="none" style:text-line-through-type="none" style:font-name-complex="Times New Roman"/>
    </style:style>
    <style:style style:name="T137" style:family="text">
      <style:text-properties style:text-line-through-style="none" style:text-line-through-type="none" style:font-name-asian="Symbol" style:font-name-complex="Symbol"/>
    </style:style>
    <style:style style:name="T138" style:family="text">
      <style:text-properties style:text-line-through-style="none" style:text-line-through-type="none" style:font-name-asian="Symbol" style:font-name-complex="Times New Roman"/>
    </style:style>
    <style:style style:name="T139" style:family="text">
      <style:text-properties style:text-line-through-style="none" style:text-line-through-type="none" officeooo:rsid="000d5c2d"/>
    </style:style>
    <style:style style:name="T140" style:family="text">
      <style:text-properties officeooo:rsid="002d1800"/>
    </style:style>
    <style:style style:name="T141" style:family="text">
      <style:text-properties officeooo:rsid="00343f22"/>
    </style:style>
    <style:style style:name="T142" style:family="text">
      <style:text-properties officeooo:rsid="003e5f57"/>
    </style:style>
    <style:style style:name="T143" style:family="text">
      <style:text-properties style:font-name="Times New Roman" fo:language="uk" fo:country="UA" style:font-name-complex="Times New Roman" style:language-complex="ar" style:country-complex="SA"/>
    </style:style>
    <style:style style:name="T144" style:family="text">
      <style:text-properties officeooo:rsid="003c096d"/>
    </style:style>
    <style:style style:name="T145" style:family="text">
      <style:text-properties officeooo:rsid="004a759e"/>
    </style:style>
    <style:style style:name="T146" style:family="text">
      <style:text-properties officeooo:rsid="004bb6a2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Варіант №<text:span text:style-name="T146">19</text:span></text:p>
      <text:p text:style-name="P2"/>
      <text:p text:style-name="P2">1) Які з наведених співвідношень є <text:span text:style-name="T140">не</text:span>правильними?</text:p>
      <text:list xml:id="list1235980018" text:style-name="L1">
        <text:list-item>
          <text:p text:style-name="P50"><text:span text:style-name="T21">⊘∈</text:span>{<text:span text:style-name="T21">⊘</text:span>, 1, {2}};</text:p>
        </text:list-item>
        <text:list-item>
          <text:p text:style-name="P50">1<text:span text:style-name="T133">∈</text:span>{1, {2}}; <text:s/></text:p>
        </text:list-item>
        <text:list-item>
          <text:p text:style-name="P52"><text:span text:style-name="T135">{</text:span><text:span text:style-name="T137">⊘</text:span><text:span text:style-name="T135">}</text:span><text:span text:style-name="T137">⊆</text:span><text:span text:style-name="T135">{1, {2}};</text:span></text:p>
        </text:list-item>
        <text:list-item>
          <text:p text:style-name="P52"><text:span text:style-name="T135">{{2}}</text:span><text:span text:style-name="T137">∈</text:span><text:span text:style-name="T135">{1, {2}};</text:span></text:p>
        </text:list-item>
        <text:list-item>
          <text:p text:style-name="P52"><text:span text:style-name="T135">1</text:span><text:span text:style-name="T137">⊆</text:span><text:span text:style-name="T135">{1, {2}};</text:span></text:p>
        </text:list-item>
        <text:list-item>
          <text:p text:style-name="P53"><text:span text:style-name="T121">{</text:span><text:span text:style-name="T21">⊘</text:span><text:span text:style-name="T121">}</text:span><text:span text:style-name="T21">∈</text:span><text:span text:style-name="T121">{1, {2}}; </text:span></text:p>
        </text:list-item>
        <text:list-item>
          <text:p text:style-name="P52"><text:span text:style-name="T135">{1, {2}}</text:span><text:span text:style-name="T139">=</text:span><text:span text:style-name="T135">{</text:span><text:span text:style-name="T137">⊘</text:span><text:span text:style-name="T135">, 1, {2}};</text:span></text:p>
        </text:list-item>
        <text:list-item>
          <text:p text:style-name="P52">{1, 2, 3} = {1, 3, 2}; <text:s/></text:p>
        </text:list-item>
        <text:list-item>
          <text:p text:style-name="P53"><text:span text:style-name="T138">{</text:span><text:span text:style-name="T137">⊘</text:span><text:span text:style-name="T138">}</text:span><text:span text:style-name="T137">∈</text:span><text:span text:style-name="T136">{</text:span><text:span text:style-name="T137">⊘</text:span><text:span text:style-name="T136">, 1, {2}};</text:span></text:p>
        </text:list-item>
        <text:list-item>
          <text:p text:style-name="P54"><text:span text:style-name="T136">{{2}}</text:span><text:span text:style-name="T137">⊆</text:span><text:span text:style-name="T136">{1, {2}};</text:span><text:span text:style-name="T121"> <text:s/></text:span></text:p>
        </text:list-item>
        <text:list-item>
          <text:p text:style-name="P52">⊘ = { };</text:p>
        </text:list-item>
        <text:list-item>
          <text:p text:style-name="P55"><text:span text:style-name="T21">⊘∈</text:span><text:span text:style-name="T121">{1, {2}}; <text:s/></text:span></text:p>
          <text:p text:style-name="P51"/>
        </text:list-item>
      </text:list>
      <text:p text:style-name="P14"><text:span text:style-name="T121">2) Для заданої множини A = {</text:span><text:span text:style-name="T21">⊘</text:span><text:span text:style-name="T121">, {</text:span><text:span text:style-name="T124">k</text:span><text:span text:style-name="T121">, </text:span><text:span text:style-name="T124">l</text:span><text:span text:style-name="T121">}} побудувати булеан </text:span><text:span text:style-name="T22">β</text:span><text:span text:style-name="T121">(A) множини A.</text:span></text:p>
      <text:p text:style-name="P3"/>
      <text:p text:style-name="P15"><text:span text:style-name="T121">3) Нехай A={1, 3, </text:span><text:span text:style-name="T126">6</text:span><text:span text:style-name="T121">, </text:span><text:span text:style-name="T126">7</text:span><text:span text:style-name="T121">}, B={3, </text:span><text:span text:style-name="T126">7</text:span><text:span text:style-name="T121">, </text:span><text:span text:style-name="T126">8</text:span><text:span text:style-name="T121">}. Знайти A</text:span><text:span text:style-name="T130">⋂</text:span><text:span text:style-name="T121">B, A</text:span><text:span text:style-name="T130">⋃</text:span><text:span text:style-name="T121">B, В\А, A\B, A</text:span><text:span text:style-name="T130">∇</text:span><text:span text:style-name="T121">B, де </text:span><text:span text:style-name="T21">∇</text:span><text:span text:style-name="T121"> - симетрична різниця.</text:span></text:p>
      <text:p text:style-name="P1"/>
      <text:p text:style-name="P16"><text:span text:style-name="T121">4) Довести, що A</text:span><text:span text:style-name="T21">⊆</text:span><text:span text:style-name="T121">C </text:span><text:span text:style-name="T125">тоді й тільки тоді, коли</text:span><text:span text:style-name="T121"> </text:span><text:span text:style-name="T21">β</text:span><text:span text:style-name="T121">(A) </text:span><text:span text:style-name="T21">⊆</text:span><text:span text:style-name="T121"> </text:span><text:span text:style-name="T21">β</text:span><text:span text:style-name="T121">(C), де </text:span><text:span text:style-name="T21">β</text:span><text:span text:style-name="T121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7"><text:span text:style-name="T121">(а) A </text:span><text:span text:style-name="T21">⋂ </text:span><text:span text:style-name="T121">(А </text:span><text:span text:style-name="T21">⋃ </text:span><text:span text:style-name="T121">В) = А; <text:s/></text:span></text:p>
      <text:p text:style-name="P17"><text:span text:style-name="T123">(</text:span><text:span text:style-name="T127">б</text:span><text:span text:style-name="T123">) <text:s/>(A </text:span><text:span text:style-name="T24">⋂</text:span><text:span text:style-name="T123"> B) ⋃ (А </text:span><text:span text:style-name="T24">⋂ </text:span><text:span text:style-name="T131">⎺</text:span><text:span text:style-name="T123">В) ⋃ (</text:span><text:span text:style-name="T24">⎺</text:span><text:span text:style-name="T123">A </text:span><text:span text:style-name="T24">⋂</text:span><text:span text:style-name="T123"> B) = A </text:span><text:span text:style-name="T24">⋂</text:span><text:span text:style-name="T123"> B, </text:span><text:span text:style-name="T122">де </text:span><text:span text:style-name="T23">⎺Х</text:span><text:span text:style-name="T122"> — </text:span><text:span text:style-name="T123">операція доповнення множини Х.</text:span></text:p>
      <text:p text:style-name="P1"/>
      <text:p text:style-name="P18"><text:span text:style-name="T121">6) Довести, що не можна виразити операцію \ через операції ⋃ та </text:span><text:span text:style-name="T21">⋂</text:span><text:span text:style-name="T121">.</text:span></text:p>
      <text:p text:style-name="P1"/>
      <text:p text:style-name="P4">7) Нехай на множині М = {1, 2, 3, 4} задані відношення:</text:p>
      <text:p text:style-name="P19"><text:span text:style-name="T121">R</text:span><text:span text:style-name="T3">1 </text:span><text:span text:style-name="T121">= {(1, 2), (1, 3), (2, 3), (2, 4), (4, 1), (4, 3)};</text:span></text:p>
      <text:p text:style-name="P19"><text:span text:style-name="T121">R</text:span><text:span text:style-name="T3">2</text:span><text:span text:style-name="T121">={(1,1), (2,2), (3,3), (4,4), (2,3), (2,4), (3,1), (4,1)}; </text:span></text:p>
      <text:p text:style-name="P14"><text:span text:style-name="T121">R</text:span><text:span text:style-name="T4">3</text:span><text:span text:style-name="T121"> = {(1, 1), (2, 2), (3, 3), (4, 4), (1, 3), (2, 4), (3, 1), (4, 2)}; </text:span></text:p>
      <text:p text:style-name="P20"><text:span text:style-name="T121">R</text:span><text:span text:style-name="T4">4</text:span><text:span text:style-name="T121"> = {(1, 1), (1, 2), (1, 4), (2, 2), (2, 4), (3, 3), (3, 4), (4, 2), (4, 3), (4, 4)};</text:span></text:p>
      <text:p text:style-name="P20"><text:span text:style-name="T121">R</text:span><text:span text:style-name="T4">5</text:span><text:span text:style-name="T121"> = {(1,2), (1,3), (1,4), (2,1), (3,1), (3, 3), (4, 1)}.</text:span></text:p>
      <text:p text:style-name="P5">Визначити, які з цих відношень: </text:p>
      <text:p text:style-name="P5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4"><text:span text:style-name="T121">8) Довести, що (A\B)</text:span><text:span text:style-name="T132">⨯</text:span><text:span text:style-name="T121">С=(A</text:span><text:span text:style-name="T21">⨯</text:span><text:span text:style-name="T121">С)\(B</text:span><text:span text:style-name="T21">⨯</text:span><text:span text:style-name="T121">С).</text:span></text:p>
      <text:p text:style-name="P6"/>
      <text:p text:style-name="P21"><text:span text:style-name="T121">9) Для відношень R</text:span><text:span text:style-name="T3">1</text:span><text:span text:style-name="T121"> і R</text:span><text:span text:style-name="T3">2</text:span><text:span text:style-name="T121"> таких, що R</text:span><text:span text:style-name="T3">1</text:span><text:span text:style-name="T21">⊆</text:span><text:span text:style-name="T121">R</text:span><text:span text:style-name="T3">2</text:span><text:span text:style-name="T121"> довести, що R</text:span><text:span text:style-name="T3">1</text:span><text:span text:style-name="T17">○</text:span><text:span text:style-name="T121">Q </text:span><text:span text:style-name="T21">⊆</text:span><text:span text:style-name="T121"> R</text:span><text:span text:style-name="T3">2</text:span><text:span text:style-name="T21">○</text:span><text:span text:style-name="T121">Q, де Q – довільне відношення.</text:span></text:p>
      <text:p text:style-name="P1"/>
      <text:p text:style-name="P14"><text:span text:style-name="T121">10) Довести, що композиція R</text:span><text:span text:style-name="T3">1</text:span><text:span text:style-name="T21">○</text:span><text:span text:style-name="T121">R</text:span><text:span text:style-name="T3">2</text:span><text:span text:style-name="T121"> симетричних відношень R</text:span><text:span text:style-name="T3">1</text:span><text:span text:style-name="T121"> і R</text:span><text:span text:style-name="T3">2</text:span><text:span text:style-name="T121"> буде симетричним відношенням тоді і тільки тоді, коли R</text:span><text:span text:style-name="T3">1</text:span><text:span text:style-name="T21">○</text:span><text:span text:style-name="T121">R</text:span><text:span text:style-name="T3">2</text:span><text:span text:style-name="T121"> = R</text:span><text:span text:style-name="T3">2</text:span><text:span text:style-name="T21">○</text:span><text:span text:style-name="T121">R</text:span><text:span text:style-name="T3">1</text:span><text:span text:style-name="T121">.</text:span></text:p>
      <text:p text:style-name="P1"/>
      <text:p text:style-name="P22"><text:span text:style-name="T121">11) </text:span><text:span text:style-name="T37">В</text:span><text:span text:style-name="T38">ід</text:span><text:span text:style-name="T37">ношення R</text:span><text:span text:style-name="T79">+</text:span><text:span text:style-name="T37"> назива</text:span><text:span text:style-name="T38">є</text:span><text:span text:style-name="T37">ться транзитивн</text:span><text:span text:style-name="T38">и</text:span><text:span text:style-name="T37">м зам</text:span><text:span text:style-name="T38">и</text:span><text:span text:style-name="T37">кан</text:span><text:span text:style-name="T38">н</text:span><text:span text:style-name="T37">ям в</text:span><text:span text:style-name="T38">ід</text:span><text:span text:style-name="T37">ношення </text:span><text:span text:style-name="T38">R</text:span><text:span text:style-name="T37"> на М, якщо </text:span><text:span text:style-name="T38">a</text:span><text:span text:style-name="T37">R</text:span><text:span text:style-name="T79">+</text:span><text:span text:style-name="T38">b</text:span><text:span text:style-name="T37">, </text:span><text:span text:style-name="T38">де </text:span><text:span text:style-name="T37">а, </text:span><text:span text:style-name="T38">b</text:span><text:span text:style-name="T37"> </text:span><text:span text:style-name="T48">∈</text:span><text:span text:style-name="T37">М, тод</text:span><text:span text:style-name="T38">і</text:span><text:span text:style-name="T37"> й т</text:span><text:span text:style-name="T38">іл</text:span><text:span text:style-name="T37">ьки тод</text:span><text:span text:style-name="T38">і</text:span><text:span text:style-name="T37">, коли у множи</text:span><text:span text:style-name="T38">ні</text:span><text:span text:style-name="T37"> М </text:span><text:span text:style-name="T38">існ</text:span><text:span text:style-name="T37">у</text:span><text:span text:style-name="T38">є</text:span><text:span text:style-name="T37"> така посл</text:span><text:span text:style-name="T39">ід</text:span><text:span text:style-name="T37">ов</text:span><text:span text:style-name="T39">ні</text:span><text:span text:style-name="T37">сть елемен</text:span><text:span text:style-name="T39">ті</text:span><text:span text:style-name="T37">в а</text:span><text:span text:style-name="T74">1</text:span><text:span text:style-name="T37">, а</text:span><text:span text:style-name="T73">2</text:span><text:span text:style-name="T37">, ..., а</text:span><text:span text:style-name="T74">k</text:span><text:span text:style-name="T37">, що а</text:span><text:span text:style-name="T74">1</text:span><text:span text:style-name="T37"> = а, а</text:span><text:span text:style-name="T74">k</text:span><text:span text:style-name="T37"> = </text:span><text:span text:style-name="T50">b</text:span><text:span text:style-name="T37"> </text:span><text:span text:style-name="T39">і</text:span><text:span text:style-name="T37"> а</text:span><text:span text:style-name="T74">1</text:span><text:span text:style-name="T37">Rа</text:span><text:span text:style-name="T73">2</text:span><text:span text:style-name="T37">, а</text:span><text:span text:style-name="T74">2</text:span><text:span text:style-name="T37">Rа</text:span><text:span text:style-name="T74">3</text:span><text:span text:style-name="T37">, ..., а</text:span><text:span text:style-name="T74">k-1</text:span><text:span text:style-name="T37">Rа</text:span><text:span text:style-name="T74">k</text:span><text:span text:style-name="T39">. </text:span><text:span text:style-name="T37">Довести, що в</text:span><text:span text:style-name="T39">ід</text:span><text:span text:style-name="T37">ношення R транзитивне тод</text:span><text:span text:style-name="T39">і</text:span><text:span text:style-name="T37"> й т</text:span><text:span text:style-name="T39">іл</text:span><text:span text:style-name="T37">ьки тод</text:span><text:span text:style-name="T39">і</text:span><text:span text:style-name="T37">, коли R</text:span><text:span text:style-name="T79">+</text:span><text:span text:style-name="T37"> = R.</text:span></text:p>
      <text:p text:style-name="P7"/>
      <text:p text:style-name="P14"><text:span text:style-name="T121">12) Довести, якщо f</text:span><text:span text:style-name="T21">⊆</text:span><text:span text:style-name="T121">А</text:span><text:span text:style-name="T21">⨯</text:span><text:span text:style-name="T121">В і g</text:span><text:span text:style-name="T21">⊆</text:span><text:span text:style-name="T121">B</text:span><text:span text:style-name="T21">⨯</text:span><text:span text:style-name="T121">C - функціональні відношення, то f</text:span><text:span text:style-name="T21">○</text:span><text:span text:style-name="T121">g</text:span><text:span text:style-name="T21">⊆</text:span><text:span text:style-name="T121">А</text:span><text:span text:style-name="T21">⨯</text:span><text:span text:style-name="T121">C також функціональне.</text:span></text:p>
      <text:p text:style-name="P1"/>
      <text:p text:style-name="P23"><text:soft-page-break/><text:span text:style-name="T121">13) Довести, що відношення f</text:span><text:span text:style-name="T21">⊆</text:span><text:span text:style-name="T121">А</text:span><text:span text:style-name="T21">⨯</text:span><text:span text:style-name="T121">В є ін’єктивним відношенням тоді й тільки тоді, коли f</text:span><text:span text:style-name="T21">○</text:span><text:span text:style-name="T121">f</text:span><text:span text:style-name="T6">-1</text:span><text:span text:style-name="T21">⊆</text:span><text:span text:style-name="T121">і</text:span><text:span text:style-name="T3">А</text:span><text:span text:style-name="T121">.</text:span></text:p>
      <text:p text:style-name="P1"/>
      <text:p text:style-name="P8">14) Нехай задані множини A = {a, b, c, d, e} і B = {1, 2, 3, 4, 5} та відношення між ними:</text:p>
      <text:p text:style-name="P8">C<text:span text:style-name="T142">1</text:span> = {(a, 4), (b, 3), (c, 5), (d, 2), (e, 1)}, </text:p>
      <text:p text:style-name="P8">C<text:span text:style-name="T142">2</text:span> = {(a, 3), (b, 2), (c, 3), (e, 3)}, <text:s text:c="3"/></text:p>
      <text:p text:style-name="P8">C<text:span text:style-name="T142">3</text:span> = {(a, 2), (a, 5), (b, 1), (b, 5), (c, 2), (d, 3), (d, 5)}, </text:p>
      <text:p text:style-name="P8">C<text:span text:style-name="T142">4</text:span> = {(a, 2), (a, 3), (b, 1), (c, 4), (c, 5), (d, 1), (e, 2), (e, 4)}, <text:s text:c="3"/></text:p>
      <text:p text:style-name="P8">C5 = {(a, 2), (b, 3), (c, 4), (d, 1), (e, 5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9">15) <text:span text:style-name="T69">Довести, що для дов</text:span><text:span text:style-name="T70">іл</text:span><text:span text:style-name="T69">ьного в</text:span><text:span text:style-name="T70">ід</text:span><text:span text:style-name="T69">ношення екв</text:span><text:span text:style-name="T70">і</text:span><text:span text:style-name="T69">валентнос</text:span><text:span text:style-name="T70">ті</text:span><text:span text:style-name="T69"> </text:span><text:span text:style-name="T44">R</text:span><text:span text:style-name="T69"> наведе</text:span><text:span text:style-name="T70">ні</text:span><text:span text:style-name="T69"> твердження р</text:span><text:span text:style-name="T70">і</text:span><text:span text:style-name="T69">вносиль</text:span><text:span text:style-name="T70">ні</text:span><text:span text:style-name="T69">:</text:span></text:p>
      <text:p text:style-name="P10"><text:span text:style-name="T68">(а) (х, у)</text:span><text:span text:style-name="T71">∈</text:span><text:span text:style-name="T44">R; </text:span><text:span text:style-name="T34">(б)</text:span><text:span text:style-name="T44"> [x]</text:span><text:span text:style-name="T75">R</text:span><text:span text:style-name="T44"> </text:span><text:span text:style-name="T47">⋂</text:span><text:span text:style-name="T44"> [y]</text:span><text:span text:style-name="T75">R</text:span><text:span text:style-name="T44"> </text:span><text:span text:style-name="T69">≠</text:span><text:span text:style-name="T44"> </text:span><text:span text:style-name="T47">⊘</text:span><text:span text:style-name="T44">; </text:span><text:span text:style-name="T34">(в) </text:span><text:span text:style-name="T44">[x]</text:span><text:span text:style-name="T75">R</text:span><text:span text:style-name="T44"> = [y]</text:span><text:span text:style-name="T75">R</text:span><text:span text:style-name="T44">.</text:span></text:p>
      <text:p text:style-name="P1"/>
      <text:p text:style-name="P11">16) На множині А = {a, b, c, d} визначити частковий порядок з <text:span text:style-name="T144">одним</text:span> мінімальним і двома максимальним<text:span text:style-name="T144">и</text:span>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47"><text:span text:style-name="T121">18) Нехай R і Q – часткові порядки на множині А. Довести, що R</text:span><text:span text:style-name="T21">⋂</text:span><text:span text:style-name="T121">Q - частковий порядок на А.</text:span></text:p>
      <text:p text:style-name="P12"/>
      <text:p text:style-name="P12">19) Побудувати відношення лінійного порядку на множині N<text:span text:style-name="T5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).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4"><text:span text:style-name="T121">23) Нехай А – довільна множина, f: A</text:span><text:span text:style-name="T134">→</text:span><text:span text:style-name="T21">β</text:span><text:span text:style-name="T121">(A) - відображення. Довести, що f(A)</text:span><text:span text:style-name="T134">≠</text:span><text:span text:style-name="T21">β</text:span><text:span text:style-name="T121">(A) і |f(A)|&lt;|</text:span><text:span text:style-name="T21">β</text:span><text:span text:style-name="T121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25">Знайти множини:</text:span></text:p>
      <text:p text:style-name="P24"><text:span text:style-name="T26">(а) {</text:span><text:span text:style-name="T28">⊘</text:span><text:span text:style-name="T26">} </text:span><text:span text:style-name="T28">⋂</text:span><text:span text:style-name="T26"> {</text:span><text:span text:style-name="T28">⊘</text:span><text:span text:style-name="T26">}; <text:s/></text:span></text:p>
      <text:p text:style-name="P24"><text:span text:style-name="T26">(б) {</text:span><text:span text:style-name="T28">⊘</text:span><text:span text:style-name="T26">, {</text:span><text:span text:style-name="T28">⊘</text:span><text:span text:style-name="T26">}} \ </text:span><text:span text:style-name="T28">⊘</text:span><text:span text:style-name="T26">; </text:span></text:p>
      <text:p text:style-name="P24"><text:span text:style-name="T26">(в) </text:span><text:span text:style-name="T28">⊘</text:span><text:span text:style-name="T26"> </text:span><text:span text:style-name="T28">⋂</text:span><text:span text:style-name="T26"> {</text:span><text:span text:style-name="T28">⊘</text:span><text:span text:style-name="T26">}; </text:span></text:p>
      <text:p text:style-name="P12"><text:span text:style-name="T25">(г) {</text:span><text:span text:style-name="T28">⊘</text:span><text:span text:style-name="T25">, {</text:span><text:span text:style-name="T28">⊘</text:span><text:span text:style-name="T25">}} \ {{</text:span><text:span text:style-name="T28">⊘</text:span><text:span text:style-name="T25">}}; </text:span></text:p>
      <text:p text:style-name="P12"><text:span text:style-name="T25">(д) </text:span><text:span text:style-name="T28">⊘</text:span><text:span text:style-name="T25">⋃{</text:span><text:span text:style-name="T28">⊘</text:span><text:span text:style-name="T25">}; </text:span></text:p>
      <text:p text:style-name="P12"><text:span text:style-name="T25">(е) {</text:span><text:span text:style-name="T28">⊘</text:span><text:span text:style-name="T25">, {</text:span><text:span text:style-name="T28">⊘</text:span><text:span text:style-name="T25">}} \ {</text:span><text:span text:style-name="T28">⊘</text:span><text:span text:style-name="T25">}.</text:span></text:p>
      <text:p text:style-name="P12"/>
      <text:p text:style-name="P12">26) <text:span text:style-name="T14">Нехай А = {а</text:span><text:span text:style-name="T1">1</text:span><text:span text:style-name="T14">, а</text:span><text:span text:style-name="T2">2</text:span><text:span text:style-name="T14">, ..., а</text:span><text:span text:style-name="T1">n</text:span><text:span text:style-name="T14">} — ск</text:span><text:span text:style-name="T15">ін</text:span><text:span text:style-name="T14">ченна множина, </text:span><text:span text:style-name="T15">що складається</text:span><text:span text:style-name="T14"> з </text:span><text:span text:style-name="T15">n </text:span><text:span text:style-name="T14">елемент</text:span><text:span text:style-name="T15">ів</text:span><text:span text:style-name="T14"> (|</text:span><text:span text:style-name="T15">А</text:span><text:span text:style-name="T14">| = </text:span><text:span text:style-name="T15">n</text:span><text:span text:style-name="T14">). </text:span><text:span text:style-name="T45">Довести,</text:span><text:span text:style-name="T14"> </text:span><text:span text:style-name="T15">що </text:span><text:span text:style-name="T14">к</text:span><text:span text:style-name="T15">іл</text:span><text:span text:style-name="T14">ь</text:span><text:span text:style-name="T15">кі</text:span><text:span text:style-name="T14">сть ус</text:span><text:span text:style-name="T15">і</text:span><text:span text:style-name="T14">х п</text:span><text:span text:style-name="T15">ід</text:span><text:span text:style-name="T14">множин множин</text:span><text:span text:style-name="T15">и А (її булеан </text:span><text:span text:style-name="T18">β</text:span><text:span text:style-name="T14">(A)</text:span><text:span text:style-name="T15">) </text:span><text:span text:style-name="T14">дор</text:span><text:span text:style-name="T15">і</text:span><text:span text:style-name="T14">вню</text:span><text:span text:style-name="T15">є</text:span><text:span text:style-name="T14"> 2</text:span><text:span text:style-name="T7">|</text:span><text:span text:style-name="T8">А</text:span><text:span text:style-name="T7">|</text:span><text:span text:style-name="T14">, тобто |</text:span><text:span text:style-name="T18">β</text:span><text:span text:style-name="T14">(A)|</text:span><text:span text:style-name="T15">=</text:span><text:span text:style-name="T14">2</text:span><text:span text:style-name="T7">|</text:span><text:span text:style-name="T8">А</text:span><text:span text:style-name="T7">|</text:span><text:span text:style-name="T14">.</text:span></text:p>
      <text:p text:style-name="P12"/>
      <text:p text:style-name="P12">27) <text:span text:style-name="T14">Встановити вза</text:span><text:span text:style-name="T16">є</text:span><text:span text:style-name="T14">мно-однозначну в</text:span><text:span text:style-name="T16">ід</text:span><text:span text:style-name="T14">пов</text:span><text:span text:style-name="T16">ід</text:span><text:span text:style-name="T14">н</text:span><text:span text:style-name="T16">іс</text:span><text:span text:style-name="T14">ть </text:span><text:span text:style-name="T16">мі</text:span><text:span text:style-name="T14">ж множиною натуральних чисел N </text:span><text:span text:style-name="T16">і</text:span><text:span text:style-name="T14"> множиною ц</text:span><text:span text:style-name="T46">іл</text:span><text:span text:style-name="T14">их чисел </text:span><text:span text:style-name="T16">Z.</text:span></text:p>
      <text:p text:style-name="P12"/>
      <text:p text:style-name="P44"><text:span text:style-name="T143">28) Довести, об’єднання </text:span><text:span text:style-name="T83">злічен</text:span><text:span text:style-name="T143">ної сукупності континуальних множин має потужність континуум.</text:span></text:p>
      <text:p text:style-name="P12"/>
      <text:p text:style-name="P24"><text:span text:style-name="T121">29) </text:span><text:span text:style-name="T9">Чи правиль</text:span><text:span text:style-name="T10">ні</text:span><text:span text:style-name="T9"> та</text:span><text:span text:style-name="T10">кі</text:span><text:span text:style-name="T9"> твердження (</text:span><text:span text:style-name="T12">в</text:span><text:span text:style-name="T9">ідповідь обґрунтувати):</text:span></text:p>
      <text:p text:style-name="P30">(а) якщо А = В, то А ~ В;</text:p>
      <text:p text:style-name="P30">(б) якщо А ~ В, то А = В.</text:p>
      <text:p text:style-name="P12"><text:soft-page-break/></text:p>
      <text:p text:style-name="P12">30) <text:span text:style-name="T84">Довести, що якщо A та B — зліченні, то A</text:span><text:span text:style-name="T87">⨯</text:span><text:span text:style-name="T84">B — зліченн</text:span><text:span text:style-name="T88">а </text:span><text:span text:style-name="T84">множин</text:span><text:span text:style-name="T88">а</text:span><text:span text:style-name="T84">.</text:span></text:p>
      <text:p text:style-name="P12"/>
      <text:p text:style-name="P29"><text:span text:style-name="T65">31) </text:span><text:span text:style-name="T59">Довести, що композиція </text:span><text:span text:style-name="T56">R</text:span><text:span text:style-name="T76">1</text:span><text:span text:style-name="T66">○</text:span><text:span text:style-name="T56">R</text:span><text:span text:style-name="T76">2</text:span><text:span text:style-name="T59"> транзитивних відношень </text:span><text:span text:style-name="T56">R</text:span><text:span text:style-name="T76">1</text:span><text:span text:style-name="T57"> </text:span><text:span text:style-name="T67">і</text:span><text:span text:style-name="T57"> </text:span><text:span text:style-name="T56">R</text:span><text:span text:style-name="T76">2</text:span><text:span text:style-name="T57"> </text:span><text:span text:style-name="T58">є</text:span><text:span text:style-name="T59"> транзитивним відношенням, якщо </text:span><text:span text:style-name="T56">R</text:span><text:span text:style-name="T76">1</text:span><text:span text:style-name="T66">○</text:span><text:span text:style-name="T56">R</text:span><text:span text:style-name="T76">2</text:span><text:span text:style-name="T60"> = </text:span><text:span text:style-name="T56">R</text:span><text:span text:style-name="T77">2</text:span><text:span text:style-name="T66">○</text:span><text:span text:style-name="T56">R</text:span><text:span text:style-name="T77">1</text:span><text:span text:style-name="T59">. Чи вірне обернене твердження? (Відповідь обґрунтувати).</text:span></text:p>
      <text:p text:style-name="P40"/>
      <text:p text:style-name="P29"><text:span text:style-name="T65">32) </text:span><text:span text:style-name="T57">Нехай </text:span><text:span text:style-name="T56">R</text:span><text:span text:style-name="T57"> — транзитивне в</text:span><text:span text:style-name="T61">ід</text:span><text:span text:style-name="T57">ношення на множи</text:span><text:span text:style-name="T61">ні</text:span><text:span text:style-name="T57"> М. Довести, що </text:span><text:span text:style-name="T56">R</text:span><text:span text:style-name="T57"> </text:span><text:span text:style-name="T61">є</text:span><text:span text:style-name="T57"> частковим порядком на </text:span><text:span text:style-name="T61">М</text:span><text:span text:style-name="T57"> тод</text:span><text:span text:style-name="T61">і</text:span><text:span text:style-name="T57"> й </text:span><text:span text:style-name="T61">ті</text:span><text:span text:style-name="T57">льки тод</text:span><text:span text:style-name="T61">і</text:span><text:span text:style-name="T57">, коли </text:span><text:span text:style-name="T61">R</text:span><text:span text:style-name="T53">⋂</text:span><text:span text:style-name="T61">R</text:span><text:span text:style-name="T80">-1 </text:span><text:span text:style-name="T61">= i</text:span><text:span text:style-name="T78">A</text:span><text:span text:style-name="T61">.</text:span></text:p>
      <text:p text:style-name="P41"/>
      <text:p text:style-name="P27"><text:span text:style-name="T65">33) </text:span><text:span text:style-name="T61">Нехай </text:span><text:span text:style-name="T52">≤</text:span><text:span text:style-name="T61"> </text:span><text:span text:style-name="T62">i</text:span><text:span text:style-name="T61"> &lt; — традиц</text:span><text:span text:style-name="T62">ійні</text:span><text:span text:style-name="T61"> в</text:span><text:span text:style-name="T62">ід</text:span><text:span text:style-name="T61">ношення порядку на множи</text:span><text:span text:style-name="T62">ні</text:span><text:span text:style-name="T61"> натуральних чи</text:span><text:span text:style-name="T62">сел N. Довести, що </text:span></text:p>
      <text:p text:style-name="P28"><text:span text:style-name="T51">≤</text:span><text:span text:style-name="T57">○</text:span><text:span text:style-name="T61">&lt; </text:span><text:span text:style-name="T55">= </text:span><text:span text:style-name="T61">&lt;</text:span><text:span text:style-name="T51">.</text:span></text:p>
      <text:p text:style-name="P43"/>
      <text:p text:style-name="P43"><text:span text:style-name="T145">34) </text:span>Довести, що будь-яка непорожня скінченна частково впорядкована множина А містить мінімальний і максимальний елементи.</text:p>
      <text:p text:style-name="P38"/>
      <text:p text:style-name="P25"><text:span text:style-name="T111">35) </text:span><text:span text:style-name="T107">Довести, що </text:span><text:span text:style-name="T110">перетин</text:span><text:span text:style-name="T107"> </text:span><text:span text:style-name="T108">f</text:span><text:span text:style-name="T118">1</text:span><text:span text:style-name="T112">⋂</text:span><text:span text:style-name="T108">f</text:span><text:span text:style-name="T118">2</text:span><text:span text:style-name="T107"> двох в</text:span><text:span text:style-name="T108">ідо</text:span><text:span text:style-name="T107">бражень </text:span><text:span text:style-name="T108">f</text:span><text:span text:style-name="T118">1</text:span><text:span text:style-name="T107"> </text:span><text:span text:style-name="T108">і f</text:span><text:span text:style-name="T118">2 <text:s/></text:span><text:span text:style-name="T107">з </text:span><text:span text:style-name="T108">А</text:span><text:span text:style-name="T107"> в В буде в</text:span><text:span text:style-name="T108">ід</text:span><text:span text:style-name="T107">ображенням </text:span><text:span text:style-name="T108">з</text:span><text:span text:style-name="T107"> А </text:span><text:span text:style-name="T109">в </text:span><text:span text:style-name="T107">В тод</text:span><text:span text:style-name="T108">і</text:span><text:span text:style-name="T107"> й т</text:span><text:span text:style-name="T108">іл</text:span><text:span text:style-name="T107">ьки тод</text:span><text:span text:style-name="T108">і</text:span><text:span text:style-name="T107">, коли <text:s/></text:span><text:span text:style-name="T108">f</text:span><text:span text:style-name="T118">1</text:span><text:span text:style-name="T107"> </text:span><text:span text:style-name="T115">=</text:span><text:span text:style-name="T107"> </text:span><text:span text:style-name="T108">f</text:span><text:span text:style-name="T118">2</text:span><text:span text:style-name="T108">.</text:span></text:p>
      <text:p text:style-name="P37"/>
      <text:p text:style-name="P24"><text:span text:style-name="T82">36) </text:span><text:span text:style-name="T81">За яких умов виконуються рівності</text:span><text:span text:style-name="T121">: (а) А⋃В = А </text:span><text:span text:style-name="T28">⋂</text:span><text:span text:style-name="T121"> В; </text:span><text:span text:style-name="T128">(</text:span><text:span text:style-name="T129">б</text:span><text:span text:style-name="T128">) A \ B = </text:span><text:span text:style-name="T29">⊘</text:span><text:span text:style-name="T27">?</text:span></text:p>
      <text:p text:style-name="P12"/>
      <text:p text:style-name="P24"><text:span text:style-name="T13">37) </text:span><text:span text:style-name="T9">Довести, що </text:span><text:span text:style-name="T19">с</text:span><text:span text:style-name="T20">кі</text:span><text:span text:style-name="T19">нченна</text:span><text:span text:style-name="T9"> множина не р</text:span><text:span text:style-name="T10">і</text:span><text:span text:style-name="T9">внопотужна </text:span><text:span text:style-name="T10">(</text:span><text:span text:style-name="T93">не еквівалентна</text:span><text:span text:style-name="T10">) </text:span><text:span text:style-name="T9">жодн</text:span><text:span text:style-name="T10">ій</text:span><text:span text:style-name="T9"> сво</text:span><text:span text:style-name="T10">їй</text:span><text:span text:style-name="T9"> власн</text:span><text:span text:style-name="T10">ій</text:span><text:span text:style-name="T9"> п</text:span><text:span text:style-name="T10">ід</text:span><text:span text:style-name="T9">множин</text:span><text:span text:style-name="T10">і.</text:span></text:p>
      <text:p text:style-name="P32"/>
      <text:p text:style-name="P45"><text:span text:style-name="T92">38) </text:span><text:span text:style-name="T84">Чи можна накреслити на площи</text:span><text:span text:style-name="T86">ні</text:span><text:span text:style-name="T84"> континуальну множину к</text:span><text:span text:style-name="T86">іл</text:span><text:span text:style-name="T84">, жод</text:span><text:span text:style-name="T86">ні</text:span><text:span text:style-name="T84"> два з яких не перетинаються? </text:span><text:span text:style-name="T89">(Відповідь обґрунтувати).</text:span></text:p>
      <text:p text:style-name="P46"/>
      <text:p text:style-name="P29"><text:span text:style-name="T65">39) </text:span><text:span text:style-name="T63">Якою </text:span><text:span text:style-name="T64">є</text:span><text:span text:style-name="T63"> потуж</text:span><text:span text:style-name="T64">ні</text:span><text:span text:style-name="T63">сть множини ус</text:span><text:span text:style-name="T64">і</text:span><text:span text:style-name="T63">х монотонних в</text:span><text:span text:style-name="T64">ід</text:span><text:span text:style-name="T63">ображень типу </text:span><text:span text:style-name="T64">N</text:span><text:span text:style-name="T54">→</text:span><text:span text:style-name="T64">N</text:span><text:span text:style-name="T63">? (Відповідь обґрунтувати).</text:span></text:p>
      <text:p text:style-name="P42"/>
      <text:p text:style-name="P48"><text:span text:style-name="T33">40) </text:span><text:span text:style-name="T30">Показати</text:span><text:span text:style-name="T31">, </text:span><text:span text:style-name="T30">що</text:span><text:span text:style-name="T31"> сюр'єктивність </text:span><text:span text:style-name="T32">відповідності</text:span><text:span text:style-name="T31"> не є інваріантн</text:span><text:span text:style-name="T32">ою</text:span><text:span text:style-name="T31"> відносно перетину.</text:span></text:p>
      <text:p text:style-name="P58"/>
      <text:p text:style-name="P45"><text:span text:style-name="T91">41) </text:span><text:span text:style-name="T89">Довести, що множина вс</text:span><text:span text:style-name="T90">і</text:span><text:span text:style-name="T89">х ск</text:span><text:span text:style-name="T90">ін</text:span><text:span text:style-name="T89">ченних п</text:span><text:span text:style-name="T90">ід</text:span><text:span text:style-name="T89">множин зл</text:span><text:span text:style-name="T101">і</text:span><text:span text:style-name="T89">ченно</text:span><text:span text:style-name="T90">ї</text:span><text:span text:style-name="T89"> множини — зл</text:span><text:span text:style-name="T90">і</text:span><text:span text:style-name="T89">ченна.</text:span></text:p>
      <text:p text:style-name="P13"/>
      <text:p text:style-name="P26"><text:span text:style-name="T13">42) </text:span><text:span text:style-name="T9">Довести, що множина в</text:span><text:span text:style-name="T11">сі</text:span><text:span text:style-name="T9">х зл</text:span><text:span text:style-name="T11">і</text:span><text:span text:style-name="T9">ченних посл</text:span><text:span text:style-name="T35">ід</text:span><text:span text:style-name="T9">овностей натуральних чисел ма</text:span><text:span text:style-name="T11">є</text:span><text:span text:style-name="T9"> потуж</text:span><text:span text:style-name="T35">ні</text:span><text:span text:style-name="T9">сть континуум.</text:span></text:p>
      <text:p text:style-name="P31"/>
      <text:p text:style-name="P26"><text:span text:style-name="T99">43) </text:span><text:span text:style-name="T95">Число, яке не </text:span><text:span text:style-name="T96">є</text:span><text:span text:style-name="T95"> коренем жодного многочлена з ра</text:span><text:span text:style-name="T96">ці</text:span><text:span text:style-name="T95">ональними коеф</text:span><text:span text:style-name="T102">іці</text:span><text:span text:style-name="T103">є</text:span><text:span text:style-name="T95">нтами, назива</text:span><text:span text:style-name="T96">є</text:span><text:span text:style-name="T95">ться трансцендентним. </text:span><text:span text:style-name="T96">Довести, що м</text:span><text:span text:style-name="T95">ножина в</text:span><text:span text:style-name="T96">сі</text:span><text:span text:style-name="T95">х трансцендентних чисел континуальна.</text:span></text:p>
      <text:p text:style-name="P34"/>
      <text:p text:style-name="P26"><text:span text:style-name="T99">44) </text:span><text:span text:style-name="T95">Побудувати взаємно-однозначну відповідність між точками довільн</text:span><text:span text:style-name="T104">их двох</text:span><text:span text:style-name="T95"> відрізк</text:span><text:span text:style-name="T97">ів</text:span><text:span text:style-name="T95"> </text:span><text:span text:style-name="T94">[</text:span><text:span text:style-name="T95">а, </text:span><text:span text:style-name="T94">b] </text:span><text:span text:style-name="T95">i </text:span><text:span text:style-name="T94">[</text:span><text:span text:style-name="T97">c</text:span><text:span text:style-name="T95">, </text:span><text:span text:style-name="T97">d</text:span><text:span text:style-name="T94">].</text:span></text:p>
      <text:p text:style-name="P35"/>
      <text:p text:style-name="P45"><text:span text:style-name="T92">45) </text:span><text:span text:style-name="T85">Довести, що м</text:span><text:span text:style-name="T84">ножина в</text:span><text:span text:style-name="T85">сі</text:span><text:span text:style-name="T84">х п</text:span><text:span text:style-name="T85">ід</text:span><text:span text:style-name="T84">множин зл</text:span><text:span text:style-name="T85">і</text:span><text:span text:style-name="T84">ченно</text:span><text:span text:style-name="T85">ї</text:span><text:span text:style-name="T84"> множини А ма</text:span><text:span text:style-name="T85">є </text:span><text:span text:style-name="T84">потуж</text:span><text:span text:style-name="T85">ні</text:span><text:span text:style-name="T84">сть континуум.</text:span></text:p>
      <text:p text:style-name="P33"/>
      <text:p text:style-name="P26"><text:span text:style-name="T99">46) </text:span><text:span text:style-name="T95">Встановити вза</text:span><text:span text:style-name="T94">є</text:span><text:span text:style-name="T95">мно-однозначну в</text:span><text:span text:style-name="T94">ід</text:span><text:span text:style-name="T95">пов</text:span><text:span text:style-name="T94">ід</text:span><text:span text:style-name="T105">ні</text:span><text:span text:style-name="T95">сть </text:span><text:span text:style-name="T105">мі</text:span><text:span text:style-name="T95">ж точками квадрата </text:span><text:span text:style-name="T94">[</text:span><text:span text:style-name="T95">а, </text:span><text:span text:style-name="T94">b]</text:span><text:span text:style-name="T100">⨯</text:span><text:span text:style-name="T94">[</text:span><text:span text:style-name="T95">а, </text:span><text:span text:style-name="T94">b]</text:span><text:span text:style-name="T95"> та площини.</text:span></text:p>
      <text:p text:style-name="P34"/>
      <text:p text:style-name="P26"><text:span text:style-name="T99">47) </text:span><text:span text:style-name="T94">Довести, що для дов</text:span><text:span text:style-name="T98">іл</text:span><text:span text:style-name="T94">ьних в</text:span><text:span text:style-name="T98">ід</text:span><text:span text:style-name="T94">ношень </text:span><text:span text:style-name="T104">R</text:span><text:span text:style-name="T116">1</text:span><text:span text:style-name="T113"> </text:span><text:span text:style-name="T114">і </text:span><text:span text:style-name="T104">R</text:span><text:span text:style-name="T116">2</text:span><text:span text:style-name="T94"> викону</text:span><text:span text:style-name="T98">є</text:span><text:span text:style-name="T94">ться <text:s/>(</text:span><text:span text:style-name="T104">R</text:span><text:span text:style-name="T116">1</text:span><text:span text:style-name="T113">○</text:span><text:span text:style-name="T104">R</text:span><text:span text:style-name="T116">2</text:span><text:span text:style-name="T98">)</text:span><text:span text:style-name="T120">-1</text:span><text:span text:style-name="T98"> </text:span><text:span text:style-name="T94">= </text:span><text:span text:style-name="T104">R</text:span><text:span text:style-name="T117">2</text:span><text:span text:style-name="T119">-1</text:span><text:span text:style-name="T113">○</text:span><text:span text:style-name="T104">R</text:span><text:span text:style-name="T117">1</text:span><text:span text:style-name="T119">-1</text:span><text:span text:style-name="T106">.</text:span></text:p>
      <text:p text:style-name="P36"/>
      <text:p text:style-name="P26"><text:span text:style-name="T43">48) </text:span><text:span text:style-name="T37">Довести, що об’</text:span><text:span text:style-name="T41">є</text:span><text:span text:style-name="T37">днання </text:span><text:span text:style-name="T36">R</text:span><text:span text:style-name="T72">1</text:span><text:span text:style-name="T37">⋃</text:span><text:span text:style-name="T36">R</text:span><text:span text:style-name="T72">2</text:span><text:span text:style-name="T37"> двох еквівалентностей </text:span><text:span text:style-name="T36">R</text:span><text:span text:style-name="T72">1</text:span><text:span text:style-name="T37"> </text:span><text:span text:style-name="T49">і</text:span><text:span text:style-name="T37"> </text:span><text:span text:style-name="T36">R</text:span><text:span text:style-name="T72">2</text:span><text:span text:style-name="T37"> </text:span><text:span text:style-name="T40">є</text:span><text:span text:style-name="T37"> екв</text:span><text:span text:style-name="T40">і</text:span><text:span text:style-name="T37">валентн</text:span><text:span text:style-name="T40">і</text:span><text:span text:style-name="T37">стю тод</text:span><text:span text:style-name="T40">і</text:span><text:span text:style-name="T37"> й т</text:span><text:span text:style-name="T40">іл</text:span><text:span text:style-name="T37">ьки т</text:span><text:span text:style-name="T40">о</text:span><text:span text:style-name="T37">д</text:span><text:span text:style-name="T40">і</text:span><text:span text:style-name="T37">, коли </text:span><text:span text:style-name="T36">R</text:span><text:span text:style-name="T72">1</text:span><text:span text:style-name="T37">⋃</text:span><text:span text:style-name="T36">R</text:span><text:span text:style-name="T72">2</text:span><text:span text:style-name="T37"> = </text:span><text:span text:style-name="T36">R</text:span><text:span text:style-name="T72">1</text:span><text:span text:style-name="T37">○</text:span><text:span text:style-name="T36">R</text:span><text:span text:style-name="T72">2</text:span><text:span text:style-name="T37">.</text:span></text:p>
      <text:p text:style-name="P39"/>
      <text:p text:style-name="P26"><text:span text:style-name="T43">49) </text:span><text:span text:style-name="T37">Довести, що для дов</text:span><text:span text:style-name="T40">іл</text:span><text:span text:style-name="T37">ьного в</text:span><text:span text:style-name="T40">ід</text:span><text:span text:style-name="T37">ношення екв</text:span><text:span text:style-name="T40">і</text:span><text:span text:style-name="T37">валентнос</text:span><text:span text:style-name="T40">ті </text:span><text:span text:style-name="T36">R</text:span><text:span text:style-name="T37"> викону</text:span><text:span text:style-name="T40">є</text:span><text:span text:style-name="T37">ться р</text:span><text:span text:style-name="T40">і</text:span><text:span text:style-name="T37">вн</text:span><text:span text:style-name="T40">і</text:span><text:span text:style-name="T37">сть </text:span><text:span text:style-name="T36">R</text:span><text:span text:style-name="T47">○</text:span><text:span text:style-name="T36">R</text:span><text:span text:style-name="T37"> = </text:span><text:span text:style-name="T36">R</text:span><text:span text:style-name="T37">.</text:span></text:p>
      <text:p text:style-name="P39"/>
      <text:p text:style-name="P29"><text:soft-page-break/><text:span text:style-name="T65">50) </text:span><text:span text:style-name="T57">Довести, що компози</text:span><text:span text:style-name="T58">ці</text:span><text:span text:style-name="T57">я </text:span><text:span text:style-name="T56">R</text:span><text:span text:style-name="T76">1</text:span><text:span text:style-name="T57">○</text:span><text:span text:style-name="T56">R</text:span><text:span text:style-name="T76">2</text:span><text:span text:style-name="T57"> двох еквівалентностей </text:span><text:span text:style-name="T56">R</text:span><text:span text:style-name="T76">1</text:span><text:span text:style-name="T57"> </text:span><text:span text:style-name="T67">і</text:span><text:span text:style-name="T57"> </text:span><text:span text:style-name="T56">R</text:span><text:span text:style-name="T76">2</text:span><text:span text:style-name="T57"> </text:span><text:span text:style-name="T58">є</text:span><text:span text:style-name="T57"> екв</text:span><text:span text:style-name="T58">і</text:span><text:span text:style-name="T57">валент</text:span><text:span text:style-name="T58">ні</text:span><text:span text:style-name="T57">стю, якщо </text:span><text:span text:style-name="T56">R</text:span><text:span text:style-name="T76">1</text:span><text:span text:style-name="T57">○</text:span><text:span text:style-name="T56">R</text:span><text:span text:style-name="T76">2 </text:span><text:span text:style-name="T59">=</text:span><text:span text:style-name="T57"> </text:span><text:span text:style-name="T56">R</text:span><text:span text:style-name="T76">1</text:span><text:span text:style-name="T57">⋃</text:span><text:span text:style-name="T56">R</text:span><text:span text:style-name="T76">2</text:span><text:span text:style-name="T57">. </text:span><text:span text:style-name="T59">Чи вірне обернене твердження? (Відповідь обґрунтувати).</text:span></text:p>
      <text:p text:style-name="P40"/>
      <text:p text:style-name="P26"><text:span text:style-name="T43">51) </text:span><text:span text:style-name="T37">Побудувати найменше в</text:span><text:span text:style-name="T41">ід</text:span><text:span text:style-name="T37">ношення еквівалентност</text:span><text:span text:style-name="T41">і</text:span><text:span text:style-name="T37"> </text:span><text:span text:style-name="T41">Q</text:span><text:span text:style-name="T37"> на множи</text:span><text:span text:style-name="T41">ні </text:span><text:span text:style-name="T37">М = {1, 2, 3}, що включа</text:span><text:span text:style-name="T42">є</text:span><text:span text:style-name="T37"> задане в</text:span><text:span text:style-name="T42">ід</text:span><text:span text:style-name="T37">ношення К = {(2, </text:span><text:span text:style-name="T42">1</text:span><text:span text:style-name="T37">), (3, </text:span><text:span text:style-name="T42">2</text:span><text:span text:style-name="T37">)}.</text:span></text:p>
      <text:p text:style-name="P39"/>
      <text:p text:style-name="P57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utkal" svg:font-family="utkal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28:16.266588332</dc:date>
    <meta:editing-cycles>30</meta:editing-cycles>
    <meta:editing-duration>PT9H30M44S</meta:editing-duration>
    <meta:generator>LibreOffice/6.4.6.2$Linux_X86_64 LibreOffice_project/40$Build-2</meta:generator>
    <meta:document-statistic meta:table-count="0" meta:image-count="0" meta:object-count="0" meta:page-count="4" meta:paragraph-count="91" meta:word-count="1112" meta:character-count="6456" meta:non-whitespace-character-count="5398"/>
  </office:meta>
</office:document-meta>
</file>